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9a54"/>
    </style:style>
    <style:style style:name="T1" style:family="text">
      <style:text-properties officeooo:rsid="000f9a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4"/># Objectives</text:p>
      <text:p text:style-name="Standard"><text:s text:c="4"/># Minimize Torques</text:p>
      <text:p text:style-name="Standard"><text:s text:c="4"/>objective_functions = ObjectiveList()</text:p>
      <text:p text:style-name="Standard"><text:s text:c="4"/>for phase in all_phases:</text:p>
      <text:p text:style-name="Standard"/>
      <text:p text:style-name="Standard"><text:s text:c="8"/>objective_functions.add(</text:p>
      <text:p text:style-name="Standard"><text:s text:c="12"/>ObjectiveFcn.Lagrange.MINIMIZE_CONTROL, key="tau", phase=phase, weight=0.01, index=all_dof_except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CONTROL, key="tau", phase=phase, weight=100, index=dof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STATE, key="qdot", phase=phase, weight=0.0001, index=dof_wrist_finger #all_dof_except_wrist_finger</text:p>
      <text:p text:style-name="Standard"><text:s text:c="8"/>)</text:p>
      <text:p text:style-name="Standard"><text:s text:c="4"/>#</text:p>
      <text:p text:style-name="Standard"><text:s text:c="4"/>for phase in [0, 1]:</text:p>
      <text:p text:style-name="Standard"><text:s text:c="8"/>objective_functions.add(</text:p>
      <text:p text:style-name="Standard"><text:s text:c="16"/>ObjectiveFcn.Lagrange.MINIMIZE_STATE, key="qdot", phase=phase, weight=0.5, index=wrist</text:p>
      <text:p text:style-name="Standard"><text:s text:c="8"/>)</text:p>
      <text:p text:style-name="Standard"/>
      <text:p text:style-name="Standard"><text:s text:c="4"/>_________________________________________________</text:p>
      <text:p text:style-name="Standard"/>
      <text:p text:style-name="Standard"><text:s text:c="4"/>for phase in all_phases:</text:p>
      <text:p text:style-name="Standard"/>
      <text:p text:style-name="Standard"><text:s text:c="8"/>objective_functions.add(</text:p>
      <text:p text:style-name="Standard"><text:s text:c="12"/>ObjectiveFcn.Lagrange.MINIMIZE_CONTROL, key="tau", phase=phase, weight=0.01, index=all_dof_except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CONTROL, key="tau", phase=phase, weight=100, index=dof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STATE, key="qdot", phase=phase, weight=0.0001, index=dof_wrist_finger #all_dof_except_wrist_finger</text:p>
      <text:p text:style-name="Standard"><text:s text:c="8"/>)</text:p>
      <text:p text:style-name="Standard"><text:s text:c="4"/>#</text:p>
      <text:p text:style-name="Standard"><text:s text:c="4"/>for phase in [0, 1]:</text:p>
      <text:p text:style-name="Standard"><text:s text:c="8"/>objective_functions.add(</text:p>
      <text:p text:style-name="Standard"><text:s text:c="16"/>ObjectiveFcn.Lagrange.MINIMIZE_STATE, key="qdot", phase=phase, weight=0.4, index=wrist</text:p>
      <text:p text:style-name="Standard"><text:s text:c="8"/>)</text:p>
      <text:p text:style-name="Standard"/>
      <text:p text:style-name="Standard"><text:s text:c="4"/>for phase in [0, 1]:</text:p>
      <text:p text:style-name="Standard"><text:soft-page-break/><text:s text:c="8"/>objective_functions.add(</text:p>
      <text:p text:style-name="Standard"><text:s text:c="12"/>ObjectiveFcn.Lagrange.MINIMIZE_STATE, key="qdot", phase=phase, weight=0.2, index=finger</text:p>
      <text:p text:style-name="Standard"><text:s text:c="8"/>)</text:p>
      <text:p text:style-name="Standard">____________________________________________________________________________</text:p>
      <text:p text:style-name="Standard"><text:s text:c="4"/>for phase in all_phases:</text:p>
      <text:p text:style-name="Standard"/>
      <text:p text:style-name="Standard"><text:s text:c="8"/>objective_functions.add(</text:p>
      <text:p text:style-name="Standard"><text:s text:c="12"/>ObjectiveFcn.Lagrange.MINIMIZE_CONTROL, key="tau", phase=phase, weight=0.01, index=all_dof_except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CONTROL, key="tau", phase=phase, weight=100, index=dof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STATE, key="qdot", phase=phase, weight=0.0001, index=dof_wrist_finger #all_dof_except_wrist_finger</text:p>
      <text:p text:style-name="Standard"><text:s text:c="8"/>)</text:p>
      <text:p text:style-name="Standard"><text:s text:c="4"/>#</text:p>
      <text:p text:style-name="Standard"><text:s text:c="4"/>for phase in [0, 1]:</text:p>
      <text:p text:style-name="Standard"><text:s text:c="8"/>objective_functions.add(</text:p>
      <text:p text:style-name="Standard"><text:s text:c="16"/>ObjectiveFcn.Lagrange.MINIMIZE_STATE, key="qdot", phase=phase, weight=0.35, index=wrist</text:p>
      <text:p text:style-name="Standard"><text:s text:c="8"/>)</text:p>
      <text:p text:style-name="Standard"/>
      <text:p text:style-name="Standard"><text:s text:c="4"/>for phase in [0, 1]:</text:p>
      <text:p text:style-name="Standard"><text:s text:c="8"/>objective_functions.add(</text:p>
      <text:p text:style-name="Standard"><text:s text:c="12"/>ObjectiveFcn.Lagrange.MINIMIZE_STATE, key="qdot", phase=phase, weight=0.1, index=finger</text:p>
      <text:p text:style-name="Standard"><text:s text:c="8"/>)</text:p>
      <text:p text:style-name="Standard">______________________________________________________________________</text:p>
      <text:p text:style-name="Standard"/>
      <text:p text:style-name="Standard"/>
      <text:p text:style-name="P1"><text:s text:c="4"/>for phase in [0, 1]:</text:p>
      <text:p text:style-name="P1"><text:s text:c="8"/>objective_functions.add(</text:p>
      <text:p text:style-name="P1"><text:s text:c="16"/>ObjectiveFcn.Lagrange.MINIMIZE_STATE, key="qdot", phase=phase, weight=0.<text:span text:style-name="T1">2</text:span>, index=wrist</text:p>
      <text:p text:style-name="P1"><text:s text:c="8"/>)</text:p>
      <text:p text:style-name="P1"/>
      <text:p text:style-name="P1"><text:s text:c="4"/>for phase in [0, 1]:</text:p>
      <text:p text:style-name="P1"><text:s text:c="8"/>objective_functions.add(</text:p>
      <text:p text:style-name="P1"><text:s text:c="12"/>ObjectiveFcn.Lagrange.MINIMIZE_STATE, key="qdot", phase=phase, weight=0.<text:span text:style-name="T1">02</text:span>, index=finger</text:p>
      <text:p text:style-name="P1"><text:s text:c="8"/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6T12:38:21.000539663</meta:creation-date>
    <dc:date>2024-03-26T13:18:47.067637930</dc:date>
    <meta:editing-duration>PT1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7" meta:word-count="176" meta:character-count="3027" meta:non-whitespace-character-count="2386"/>
  </office:meta>
</office:document-meta>
</file>